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/>
          <table:table-cell table:style-name="ce13" table:formula="of:=[.F112]+[.E113]" office:value-type="float" office:value="5209" calcext:value-type="float">
            <text:p>5209</text:p>
          </table:table-cell>
          <table:table-cell/>
          <table:table-cell table:formula="of:=[.H112]+[.G113]" office:value-type="float" office:value="30965" calcext:value-type="float">
            <text:p>30965</text:p>
          </table:table-cell>
          <table:table-cell/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number-columns-repeated="2"/>
          <table:table-cell table:style-name="ce43" table:formula="of:=[.K113]+[.L113]+[.M113]" office:value-type="currency" office:currency="USD" office:value="25.125" calcext:value-type="currency">
            <text:p>$25,13</text:p>
          </table:table-cell>
          <table:table-cell table:style-name="ce41" table:formula="of:=[.O112]+[.N113]" office:value-type="currency" office:currency="USD" office:value="8171.79628" calcext:value-type="currency">
            <text:p>$8 171,80</text:p>
          </table:table-cell>
          <table:table-cell table:style-name="ce41" table:formula="of:=[.A113]*budgetjour-[.O113]" office:value-type="currency" office:currency="USD" office:value="2580.20372" calcext:value-type="currency">
            <text:p>$2 580,20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table:number-columns-repeated="2"/>
          <table:table-cell table:style-name="ce13" table:formula="of:=[.F113]+[.E114]" office:value-type="float" office:value="5209" calcext:value-type="float">
            <text:p>5209</text:p>
          </table:table-cell>
          <table:table-cell/>
          <table:table-cell table:formula="of:=[.H113]+[.G11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171.79628" calcext:value-type="currency">
            <text:p>$8 171,80</text:p>
          </table:table-cell>
          <table:table-cell table:style-name="ce41" table:formula="of:=[.A114]*budgetjour-[.O114]" office:value-type="currency" office:currency="USD" office:value="2676.20372" calcext:value-type="currency">
            <text:p>$2 676,20</text:p>
          </table:table-cell>
          <table:table-cell table:number-columns-repeated="3"/>
          <table:table-cell table:style-name="ce41" table:formula="of:=IF(ISBLANK([.D114]);(180*budgetjour-[.O11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float" office:value="0" calcext:value-type="float">
            <text:p>0</text:p>
          </table:table-cell>
          <table:table-cell table:number-columns-repeated="2"/>
          <table:table-cell table:style-name="ce13" table:formula="of:=[.F114]+[.E115]" office:value-type="float" office:value="5209" calcext:value-type="float">
            <text:p>5209</text:p>
          </table:table-cell>
          <table:table-cell/>
          <table:table-cell table:formula="of:=[.H114]+[.G11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5]+[.L115]+[.M115]" office:value-type="currency" office:currency="USD" office:value="0" calcext:value-type="currency">
            <text:p>$0,00</text:p>
          </table:table-cell>
          <table:table-cell table:style-name="ce41" table:formula="of:=[.O114]+[.N115]" office:value-type="currency" office:currency="USD" office:value="8171.79628" calcext:value-type="currency">
            <text:p>$8 171,80</text:p>
          </table:table-cell>
          <table:table-cell table:style-name="ce41" table:formula="of:=[.A115]*budgetjour-[.O115]" office:value-type="currency" office:currency="USD" office:value="2772.20372" calcext:value-type="currency">
            <text:p>$2 772,20</text:p>
          </table:table-cell>
          <table:table-cell table:number-columns-repeated="3"/>
          <table:table-cell table:style-name="ce41" table:formula="of:=IF(ISBLANK([.D115]);(180*budgetjour-[.O11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float" office:value="0" calcext:value-type="float">
            <text:p>0</text:p>
          </table:table-cell>
          <table:table-cell table:number-columns-repeated="2"/>
          <table:table-cell table:style-name="ce13" table:formula="of:=[.F115]+[.E116]" office:value-type="float" office:value="5209" calcext:value-type="float">
            <text:p>5209</text:p>
          </table:table-cell>
          <table:table-cell/>
          <table:table-cell table:formula="of:=[.H115]+[.G11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8171.79628" calcext:value-type="currency">
            <text:p>$8 171,80</text:p>
          </table:table-cell>
          <table:table-cell table:style-name="ce41" table:formula="of:=[.A116]*budgetjour-[.O116]" office:value-type="currency" office:currency="USD" office:value="2868.20372" calcext:value-type="currency">
            <text:p>$2 868,20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5209" calcext:value-type="float">
            <text:p>5209</text:p>
          </table:table-cell>
          <table:table-cell/>
          <table:table-cell table:formula="of:=[.H116]+[.G11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8171.79628" calcext:value-type="currency">
            <text:p>$8 171,80</text:p>
          </table:table-cell>
          <table:table-cell table:style-name="ce41" table:formula="of:=[.A117]*budgetjour-[.O117]" office:value-type="currency" office:currency="USD" office:value="2964.20372" calcext:value-type="currency">
            <text:p>$2 964,20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5209" calcext:value-type="float">
            <text:p>5209</text:p>
          </table:table-cell>
          <table:table-cell/>
          <table:table-cell table:formula="of:=[.H117]+[.G11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171.79628" calcext:value-type="currency">
            <text:p>$8 171,80</text:p>
          </table:table-cell>
          <table:table-cell table:style-name="ce41" table:formula="of:=[.A118]*budgetjour-[.O118]" office:value-type="currency" office:currency="USD" office:value="3060.20372" calcext:value-type="currency">
            <text:p>$3 060,20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5209" calcext:value-type="float">
            <text:p>5209</text:p>
          </table:table-cell>
          <table:table-cell/>
          <table:table-cell table:formula="of:=[.H118]+[.G11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8171.79628" calcext:value-type="currency">
            <text:p>$8 171,80</text:p>
          </table:table-cell>
          <table:table-cell table:style-name="ce41" table:formula="of:=[.A119]*budgetjour-[.O119]" office:value-type="currency" office:currency="USD" office:value="3156.20372" calcext:value-type="currency">
            <text:p>$3 156,20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5209" calcext:value-type="float">
            <text:p>5209</text:p>
          </table:table-cell>
          <table:table-cell/>
          <table:table-cell table:formula="of:=[.H119]+[.G12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8171.79628" calcext:value-type="currency">
            <text:p>$8 171,80</text:p>
          </table:table-cell>
          <table:table-cell table:style-name="ce41" table:formula="of:=[.A120]*budgetjour-[.O120]" office:value-type="currency" office:currency="USD" office:value="3252.20372" calcext:value-type="currency">
            <text:p>$3 252,20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5209" calcext:value-type="float">
            <text:p>5209</text:p>
          </table:table-cell>
          <table:table-cell/>
          <table:table-cell table:formula="of:=[.H120]+[.G12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8171.79628" calcext:value-type="currency">
            <text:p>$8 171,80</text:p>
          </table:table-cell>
          <table:table-cell table:style-name="ce41" table:formula="of:=[.A121]*budgetjour-[.O121]" office:value-type="currency" office:currency="USD" office:value="3348.20372" calcext:value-type="currency">
            <text:p>$3 348,20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5209" calcext:value-type="float">
            <text:p>5209</text:p>
          </table:table-cell>
          <table:table-cell/>
          <table:table-cell table:formula="of:=[.H121]+[.G12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8171.79628" calcext:value-type="currency">
            <text:p>$8 171,80</text:p>
          </table:table-cell>
          <table:table-cell table:style-name="ce41" table:formula="of:=[.A122]*budgetjour-[.O122]" office:value-type="currency" office:currency="USD" office:value="3444.20372" calcext:value-type="currency">
            <text:p>$3 444,20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5209" calcext:value-type="float">
            <text:p>5209</text:p>
          </table:table-cell>
          <table:table-cell/>
          <table:table-cell table:formula="of:=[.H122]+[.G12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171.79628" calcext:value-type="currency">
            <text:p>$8 171,80</text:p>
          </table:table-cell>
          <table:table-cell table:style-name="ce41" table:formula="of:=[.A123]*budgetjour-[.O123]" office:value-type="currency" office:currency="USD" office:value="3540.20372" calcext:value-type="currency">
            <text:p>$3 540,20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209" calcext:value-type="float">
            <text:p>5209</text:p>
          </table:table-cell>
          <table:table-cell/>
          <table:table-cell table:formula="of:=[.H123]+[.G12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171.79628" calcext:value-type="currency">
            <text:p>$8 171,80</text:p>
          </table:table-cell>
          <table:table-cell table:style-name="ce41" table:formula="of:=[.A124]*budgetjour-[.O124]" office:value-type="currency" office:currency="USD" office:value="3636.20372" calcext:value-type="currency">
            <text:p>$3 636,20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209" calcext:value-type="float">
            <text:p>5209</text:p>
          </table:table-cell>
          <table:table-cell/>
          <table:table-cell table:formula="of:=[.H124]+[.G12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171.79628" calcext:value-type="currency">
            <text:p>$8 171,80</text:p>
          </table:table-cell>
          <table:table-cell table:style-name="ce41" table:formula="of:=[.A125]*budgetjour-[.O125]" office:value-type="currency" office:currency="USD" office:value="3732.20372" calcext:value-type="currency">
            <text:p>$3 732,20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209" calcext:value-type="float">
            <text:p>5209</text:p>
          </table:table-cell>
          <table:table-cell/>
          <table:table-cell table:formula="of:=[.H125]+[.G12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171.79628" calcext:value-type="currency">
            <text:p>$8 171,80</text:p>
          </table:table-cell>
          <table:table-cell table:style-name="ce41" table:formula="of:=[.A126]*budgetjour-[.O126]" office:value-type="currency" office:currency="USD" office:value="3828.20372" calcext:value-type="currency">
            <text:p>$3 828,20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209" calcext:value-type="float">
            <text:p>5209</text:p>
          </table:table-cell>
          <table:table-cell/>
          <table:table-cell table:formula="of:=[.H126]+[.G12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171.79628" calcext:value-type="currency">
            <text:p>$8 171,80</text:p>
          </table:table-cell>
          <table:table-cell table:style-name="ce41" table:formula="of:=[.A127]*budgetjour-[.O127]" office:value-type="currency" office:currency="USD" office:value="3924.20372" calcext:value-type="currency">
            <text:p>$3 924,20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209" calcext:value-type="float">
            <text:p>5209</text:p>
          </table:table-cell>
          <table:table-cell/>
          <table:table-cell table:formula="of:=[.H127]+[.G12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171.79628" calcext:value-type="currency">
            <text:p>$8 171,80</text:p>
          </table:table-cell>
          <table:table-cell table:style-name="ce41" table:formula="of:=[.A128]*budgetjour-[.O128]" office:value-type="currency" office:currency="USD" office:value="4020.20372" calcext:value-type="currency">
            <text:p>$4 020,20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209" calcext:value-type="float">
            <text:p>5209</text:p>
          </table:table-cell>
          <table:table-cell/>
          <table:table-cell table:formula="of:=[.H128]+[.G12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171.79628" calcext:value-type="currency">
            <text:p>$8 171,80</text:p>
          </table:table-cell>
          <table:table-cell table:style-name="ce41" table:formula="of:=[.A129]*budgetjour-[.O129]" office:value-type="currency" office:currency="USD" office:value="4116.20372" calcext:value-type="currency">
            <text:p>$4 116,20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209" calcext:value-type="float">
            <text:p>5209</text:p>
          </table:table-cell>
          <table:table-cell/>
          <table:table-cell table:formula="of:=[.H129]+[.G13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171.79628" calcext:value-type="currency">
            <text:p>$8 171,80</text:p>
          </table:table-cell>
          <table:table-cell table:style-name="ce41" table:formula="of:=[.A130]*budgetjour-[.O130]" office:value-type="currency" office:currency="USD" office:value="4212.20372" calcext:value-type="currency">
            <text:p>$4 212,20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209" calcext:value-type="float">
            <text:p>5209</text:p>
          </table:table-cell>
          <table:table-cell/>
          <table:table-cell table:formula="of:=[.H130]+[.G13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171.79628" calcext:value-type="currency">
            <text:p>$8 171,80</text:p>
          </table:table-cell>
          <table:table-cell table:style-name="ce41" table:formula="of:=[.A131]*budgetjour-[.O131]" office:value-type="currency" office:currency="USD" office:value="4308.20372" calcext:value-type="currency">
            <text:p>$4 308,20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209" calcext:value-type="float">
            <text:p>5209</text:p>
          </table:table-cell>
          <table:table-cell/>
          <table:table-cell table:formula="of:=[.H131]+[.G13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171.79628" calcext:value-type="currency">
            <text:p>$8 171,80</text:p>
          </table:table-cell>
          <table:table-cell table:style-name="ce41" table:formula="of:=[.A132]*budgetjour-[.O132]" office:value-type="currency" office:currency="USD" office:value="4404.20372" calcext:value-type="currency">
            <text:p>$4 404,20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209" calcext:value-type="float">
            <text:p>5209</text:p>
          </table:table-cell>
          <table:table-cell/>
          <table:table-cell table:formula="of:=[.H132]+[.G13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171.79628" calcext:value-type="currency">
            <text:p>$8 171,80</text:p>
          </table:table-cell>
          <table:table-cell table:style-name="ce41" table:formula="of:=[.A133]*budgetjour-[.O133]" office:value-type="currency" office:currency="USD" office:value="4500.20372" calcext:value-type="currency">
            <text:p>$4 500,20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209" calcext:value-type="float">
            <text:p>5209</text:p>
          </table:table-cell>
          <table:table-cell/>
          <table:table-cell table:formula="of:=[.H133]+[.G13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171.79628" calcext:value-type="currency">
            <text:p>$8 171,80</text:p>
          </table:table-cell>
          <table:table-cell table:style-name="ce41" table:formula="of:=[.A134]*budgetjour-[.O134]" office:value-type="currency" office:currency="USD" office:value="4596.20372" calcext:value-type="currency">
            <text:p>$4 596,20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209" calcext:value-type="float">
            <text:p>5209</text:p>
          </table:table-cell>
          <table:table-cell/>
          <table:table-cell table:formula="of:=[.H134]+[.G13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171.79628" calcext:value-type="currency">
            <text:p>$8 171,80</text:p>
          </table:table-cell>
          <table:table-cell table:style-name="ce41" table:formula="of:=[.A135]*budgetjour-[.O135]" office:value-type="currency" office:currency="USD" office:value="4692.20372" calcext:value-type="currency">
            <text:p>$4 692,20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209" calcext:value-type="float">
            <text:p>5209</text:p>
          </table:table-cell>
          <table:table-cell/>
          <table:table-cell table:formula="of:=[.H135]+[.G13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171.79628" calcext:value-type="currency">
            <text:p>$8 171,80</text:p>
          </table:table-cell>
          <table:table-cell table:style-name="ce41" table:formula="of:=[.A136]*budgetjour-[.O136]" office:value-type="currency" office:currency="USD" office:value="4788.20372" calcext:value-type="currency">
            <text:p>$4 788,20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209" calcext:value-type="float">
            <text:p>5209</text:p>
          </table:table-cell>
          <table:table-cell/>
          <table:table-cell table:formula="of:=[.H136]+[.G13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171.79628" calcext:value-type="currency">
            <text:p>$8 171,80</text:p>
          </table:table-cell>
          <table:table-cell table:style-name="ce41" table:formula="of:=[.A137]*budgetjour-[.O137]" office:value-type="currency" office:currency="USD" office:value="4884.20372" calcext:value-type="currency">
            <text:p>$4 884,20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209" calcext:value-type="float">
            <text:p>5209</text:p>
          </table:table-cell>
          <table:table-cell/>
          <table:table-cell table:formula="of:=[.H137]+[.G13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171.79628" calcext:value-type="currency">
            <text:p>$8 171,80</text:p>
          </table:table-cell>
          <table:table-cell table:style-name="ce41" table:formula="of:=[.A138]*budgetjour-[.O138]" office:value-type="currency" office:currency="USD" office:value="4980.20372" calcext:value-type="currency">
            <text:p>$4 980,20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209" calcext:value-type="float">
            <text:p>5209</text:p>
          </table:table-cell>
          <table:table-cell/>
          <table:table-cell table:formula="of:=[.H138]+[.G13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171.79628" calcext:value-type="currency">
            <text:p>$8 171,80</text:p>
          </table:table-cell>
          <table:table-cell table:style-name="ce41" table:formula="of:=[.A139]*budgetjour-[.O139]" office:value-type="currency" office:currency="USD" office:value="5076.20372" calcext:value-type="currency">
            <text:p>$5 076,20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209" calcext:value-type="float">
            <text:p>5209</text:p>
          </table:table-cell>
          <table:table-cell/>
          <table:table-cell table:formula="of:=[.H139]+[.G14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171.79628" calcext:value-type="currency">
            <text:p>$8 171,80</text:p>
          </table:table-cell>
          <table:table-cell table:style-name="ce41" table:formula="of:=[.A140]*budgetjour-[.O140]" office:value-type="currency" office:currency="USD" office:value="5172.20372" calcext:value-type="currency">
            <text:p>$5 172,20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209" calcext:value-type="float">
            <text:p>5209</text:p>
          </table:table-cell>
          <table:table-cell/>
          <table:table-cell table:formula="of:=[.H140]+[.G14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171.79628" calcext:value-type="currency">
            <text:p>$8 171,80</text:p>
          </table:table-cell>
          <table:table-cell table:style-name="ce41" table:formula="of:=[.A141]*budgetjour-[.O141]" office:value-type="currency" office:currency="USD" office:value="5268.20372" calcext:value-type="currency">
            <text:p>$5 268,20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209" calcext:value-type="float">
            <text:p>5209</text:p>
          </table:table-cell>
          <table:table-cell/>
          <table:table-cell table:formula="of:=[.H141]+[.G14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171.79628" calcext:value-type="currency">
            <text:p>$8 171,80</text:p>
          </table:table-cell>
          <table:table-cell table:style-name="ce41" table:formula="of:=[.A142]*budgetjour-[.O142]" office:value-type="currency" office:currency="USD" office:value="5364.20372" calcext:value-type="currency">
            <text:p>$5 364,20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209" calcext:value-type="float">
            <text:p>5209</text:p>
          </table:table-cell>
          <table:table-cell/>
          <table:table-cell table:formula="of:=[.H142]+[.G14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171.79628" calcext:value-type="currency">
            <text:p>$8 171,80</text:p>
          </table:table-cell>
          <table:table-cell table:style-name="ce41" table:formula="of:=[.A143]*budgetjour-[.O143]" office:value-type="currency" office:currency="USD" office:value="5460.20372" calcext:value-type="currency">
            <text:p>$5 460,20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209" calcext:value-type="float">
            <text:p>5209</text:p>
          </table:table-cell>
          <table:table-cell/>
          <table:table-cell table:formula="of:=[.H143]+[.G14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171.79628" calcext:value-type="currency">
            <text:p>$8 171,80</text:p>
          </table:table-cell>
          <table:table-cell table:style-name="ce41" table:formula="of:=[.A144]*budgetjour-[.O144]" office:value-type="currency" office:currency="USD" office:value="5556.20372" calcext:value-type="currency">
            <text:p>$5 556,20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209" calcext:value-type="float">
            <text:p>5209</text:p>
          </table:table-cell>
          <table:table-cell/>
          <table:table-cell table:formula="of:=[.H144]+[.G14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171.79628" calcext:value-type="currency">
            <text:p>$8 171,80</text:p>
          </table:table-cell>
          <table:table-cell table:style-name="ce41" table:formula="of:=[.A145]*budgetjour-[.O145]" office:value-type="currency" office:currency="USD" office:value="5652.20372" calcext:value-type="currency">
            <text:p>$5 652,20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209" calcext:value-type="float">
            <text:p>5209</text:p>
          </table:table-cell>
          <table:table-cell/>
          <table:table-cell table:formula="of:=[.H145]+[.G14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171.79628" calcext:value-type="currency">
            <text:p>$8 171,80</text:p>
          </table:table-cell>
          <table:table-cell table:style-name="ce41" table:formula="of:=[.A146]*budgetjour-[.O146]" office:value-type="currency" office:currency="USD" office:value="5748.20372" calcext:value-type="currency">
            <text:p>$5 748,20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209" calcext:value-type="float">
            <text:p>5209</text:p>
          </table:table-cell>
          <table:table-cell/>
          <table:table-cell table:formula="of:=[.H146]+[.G14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171.79628" calcext:value-type="currency">
            <text:p>$8 171,80</text:p>
          </table:table-cell>
          <table:table-cell table:style-name="ce41" table:formula="of:=[.A147]*budgetjour-[.O147]" office:value-type="currency" office:currency="USD" office:value="5844.20372" calcext:value-type="currency">
            <text:p>$5 844,20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209" calcext:value-type="float">
            <text:p>5209</text:p>
          </table:table-cell>
          <table:table-cell/>
          <table:table-cell table:formula="of:=[.H147]+[.G14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171.79628" calcext:value-type="currency">
            <text:p>$8 171,80</text:p>
          </table:table-cell>
          <table:table-cell table:style-name="ce41" table:formula="of:=[.A148]*budgetjour-[.O148]" office:value-type="currency" office:currency="USD" office:value="5940.20372" calcext:value-type="currency">
            <text:p>$5 940,20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209" calcext:value-type="float">
            <text:p>5209</text:p>
          </table:table-cell>
          <table:table-cell/>
          <table:table-cell table:formula="of:=[.H148]+[.G14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171.79628" calcext:value-type="currency">
            <text:p>$8 171,80</text:p>
          </table:table-cell>
          <table:table-cell table:style-name="ce41" table:formula="of:=[.A149]*budgetjour-[.O149]" office:value-type="currency" office:currency="USD" office:value="6036.20372" calcext:value-type="currency">
            <text:p>$6 036,20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209" calcext:value-type="float">
            <text:p>5209</text:p>
          </table:table-cell>
          <table:table-cell/>
          <table:table-cell table:formula="of:=[.H149]+[.G15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171.79628" calcext:value-type="currency">
            <text:p>$8 171,80</text:p>
          </table:table-cell>
          <table:table-cell table:style-name="ce41" table:formula="of:=[.A150]*budgetjour-[.O150]" office:value-type="currency" office:currency="USD" office:value="6132.20372" calcext:value-type="currency">
            <text:p>$6 132,20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209" calcext:value-type="float">
            <text:p>5209</text:p>
          </table:table-cell>
          <table:table-cell/>
          <table:table-cell table:formula="of:=[.H150]+[.G15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171.79628" calcext:value-type="currency">
            <text:p>$8 171,80</text:p>
          </table:table-cell>
          <table:table-cell table:style-name="ce41" table:formula="of:=[.A151]*budgetjour-[.O151]" office:value-type="currency" office:currency="USD" office:value="6228.20372" calcext:value-type="currency">
            <text:p>$6 228,20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209" calcext:value-type="float">
            <text:p>5209</text:p>
          </table:table-cell>
          <table:table-cell/>
          <table:table-cell table:formula="of:=[.H151]+[.G15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171.79628" calcext:value-type="currency">
            <text:p>$8 171,80</text:p>
          </table:table-cell>
          <table:table-cell table:style-name="ce41" table:formula="of:=[.A152]*budgetjour-[.O152]" office:value-type="currency" office:currency="USD" office:value="6324.20372" calcext:value-type="currency">
            <text:p>$6 324,20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209" calcext:value-type="float">
            <text:p>5209</text:p>
          </table:table-cell>
          <table:table-cell/>
          <table:table-cell table:formula="of:=[.H152]+[.G15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171.79628" calcext:value-type="currency">
            <text:p>$8 171,80</text:p>
          </table:table-cell>
          <table:table-cell table:style-name="ce41" table:formula="of:=[.A153]*budgetjour-[.O153]" office:value-type="currency" office:currency="USD" office:value="6420.20372" calcext:value-type="currency">
            <text:p>$6 420,20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209" calcext:value-type="float">
            <text:p>5209</text:p>
          </table:table-cell>
          <table:table-cell/>
          <table:table-cell table:formula="of:=[.H153]+[.G15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171.79628" calcext:value-type="currency">
            <text:p>$8 171,80</text:p>
          </table:table-cell>
          <table:table-cell table:style-name="ce41" table:formula="of:=[.A154]*budgetjour-[.O154]" office:value-type="currency" office:currency="USD" office:value="6516.20372" calcext:value-type="currency">
            <text:p>$6 516,20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209" calcext:value-type="float">
            <text:p>5209</text:p>
          </table:table-cell>
          <table:table-cell/>
          <table:table-cell table:formula="of:=[.H154]+[.G15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171.79628" calcext:value-type="currency">
            <text:p>$8 171,80</text:p>
          </table:table-cell>
          <table:table-cell table:style-name="ce41" table:formula="of:=[.A155]*budgetjour-[.O155]" office:value-type="currency" office:currency="USD" office:value="6612.20372" calcext:value-type="currency">
            <text:p>$6 612,20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209" calcext:value-type="float">
            <text:p>5209</text:p>
          </table:table-cell>
          <table:table-cell/>
          <table:table-cell table:formula="of:=[.H155]+[.G15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171.79628" calcext:value-type="currency">
            <text:p>$8 171,80</text:p>
          </table:table-cell>
          <table:table-cell table:style-name="ce41" table:formula="of:=[.A156]*budgetjour-[.O156]" office:value-type="currency" office:currency="USD" office:value="6708.20372" calcext:value-type="currency">
            <text:p>$6 708,20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209" calcext:value-type="float">
            <text:p>5209</text:p>
          </table:table-cell>
          <table:table-cell/>
          <table:table-cell table:formula="of:=[.H156]+[.G15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171.79628" calcext:value-type="currency">
            <text:p>$8 171,80</text:p>
          </table:table-cell>
          <table:table-cell table:style-name="ce41" table:formula="of:=[.A157]*budgetjour-[.O157]" office:value-type="currency" office:currency="USD" office:value="6804.20372" calcext:value-type="currency">
            <text:p>$6 804,20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209" calcext:value-type="float">
            <text:p>5209</text:p>
          </table:table-cell>
          <table:table-cell/>
          <table:table-cell table:formula="of:=[.H157]+[.G15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171.79628" calcext:value-type="currency">
            <text:p>$8 171,80</text:p>
          </table:table-cell>
          <table:table-cell table:style-name="ce41" table:formula="of:=[.A158]*budgetjour-[.O158]" office:value-type="currency" office:currency="USD" office:value="6900.20372" calcext:value-type="currency">
            <text:p>$6 900,20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209" calcext:value-type="float">
            <text:p>5209</text:p>
          </table:table-cell>
          <table:table-cell/>
          <table:table-cell table:formula="of:=[.H158]+[.G15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171.79628" calcext:value-type="currency">
            <text:p>$8 171,80</text:p>
          </table:table-cell>
          <table:table-cell table:style-name="ce41" table:formula="of:=[.A159]*budgetjour-[.O159]" office:value-type="currency" office:currency="USD" office:value="6996.20372" calcext:value-type="currency">
            <text:p>$6 996,20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209" calcext:value-type="float">
            <text:p>5209</text:p>
          </table:table-cell>
          <table:table-cell/>
          <table:table-cell table:formula="of:=[.H159]+[.G16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171.79628" calcext:value-type="currency">
            <text:p>$8 171,80</text:p>
          </table:table-cell>
          <table:table-cell table:style-name="ce41" table:formula="of:=[.A160]*budgetjour-[.O160]" office:value-type="currency" office:currency="USD" office:value="7092.20372" calcext:value-type="currency">
            <text:p>$7 092,20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209" calcext:value-type="float">
            <text:p>5209</text:p>
          </table:table-cell>
          <table:table-cell/>
          <table:table-cell table:formula="of:=[.H160]+[.G16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171.79628" calcext:value-type="currency">
            <text:p>$8 171,80</text:p>
          </table:table-cell>
          <table:table-cell table:style-name="ce41" table:formula="of:=[.A161]*budgetjour-[.O161]" office:value-type="currency" office:currency="USD" office:value="7188.20372" calcext:value-type="currency">
            <text:p>$7 188,20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209" calcext:value-type="float">
            <text:p>5209</text:p>
          </table:table-cell>
          <table:table-cell/>
          <table:table-cell table:formula="of:=[.H161]+[.G16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171.79628" calcext:value-type="currency">
            <text:p>$8 171,80</text:p>
          </table:table-cell>
          <table:table-cell table:style-name="ce41" table:formula="of:=[.A162]*budgetjour-[.O162]" office:value-type="currency" office:currency="USD" office:value="7284.20372" calcext:value-type="currency">
            <text:p>$7 284,20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209" calcext:value-type="float">
            <text:p>5209</text:p>
          </table:table-cell>
          <table:table-cell/>
          <table:table-cell table:formula="of:=[.H162]+[.G16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171.79628" calcext:value-type="currency">
            <text:p>$8 171,80</text:p>
          </table:table-cell>
          <table:table-cell table:style-name="ce41" table:formula="of:=[.A163]*budgetjour-[.O163]" office:value-type="currency" office:currency="USD" office:value="7380.20372" calcext:value-type="currency">
            <text:p>$7 380,20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209" calcext:value-type="float">
            <text:p>5209</text:p>
          </table:table-cell>
          <table:table-cell/>
          <table:table-cell table:formula="of:=[.H163]+[.G16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171.79628" calcext:value-type="currency">
            <text:p>$8 171,80</text:p>
          </table:table-cell>
          <table:table-cell table:style-name="ce41" table:formula="of:=[.A164]*budgetjour-[.O164]" office:value-type="currency" office:currency="USD" office:value="7476.20372" calcext:value-type="currency">
            <text:p>$7 476,20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209" calcext:value-type="float">
            <text:p>5209</text:p>
          </table:table-cell>
          <table:table-cell/>
          <table:table-cell table:formula="of:=[.H164]+[.G16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171.79628" calcext:value-type="currency">
            <text:p>$8 171,80</text:p>
          </table:table-cell>
          <table:table-cell table:style-name="ce41" table:formula="of:=[.A165]*budgetjour-[.O165]" office:value-type="currency" office:currency="USD" office:value="7572.20372" calcext:value-type="currency">
            <text:p>$7 572,20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209" calcext:value-type="float">
            <text:p>5209</text:p>
          </table:table-cell>
          <table:table-cell/>
          <table:table-cell table:formula="of:=[.H165]+[.G16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171.79628" calcext:value-type="currency">
            <text:p>$8 171,80</text:p>
          </table:table-cell>
          <table:table-cell table:style-name="ce41" table:formula="of:=[.A166]*budgetjour-[.O166]" office:value-type="currency" office:currency="USD" office:value="7668.20372" calcext:value-type="currency">
            <text:p>$7 668,2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209" calcext:value-type="float">
            <text:p>5209</text:p>
          </table:table-cell>
          <table:table-cell/>
          <table:table-cell table:formula="of:=[.H166]+[.G16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171.79628" calcext:value-type="currency">
            <text:p>$8 171,80</text:p>
          </table:table-cell>
          <table:table-cell table:style-name="ce41" table:formula="of:=[.A167]*budgetjour-[.O167]" office:value-type="currency" office:currency="USD" office:value="7764.20372" calcext:value-type="currency">
            <text:p>$7 764,2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209" calcext:value-type="float">
            <text:p>5209</text:p>
          </table:table-cell>
          <table:table-cell/>
          <table:table-cell table:formula="of:=[.H167]+[.G16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171.79628" calcext:value-type="currency">
            <text:p>$8 171,80</text:p>
          </table:table-cell>
          <table:table-cell table:style-name="ce41" table:formula="of:=[.A168]*budgetjour-[.O168]" office:value-type="currency" office:currency="USD" office:value="7860.20372" calcext:value-type="currency">
            <text:p>$7 860,2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209" calcext:value-type="float">
            <text:p>5209</text:p>
          </table:table-cell>
          <table:table-cell/>
          <table:table-cell table:formula="of:=[.H168]+[.G16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171.79628" calcext:value-type="currency">
            <text:p>$8 171,80</text:p>
          </table:table-cell>
          <table:table-cell table:style-name="ce41" table:formula="of:=[.A169]*budgetjour-[.O169]" office:value-type="currency" office:currency="USD" office:value="7956.20372" calcext:value-type="currency">
            <text:p>$7 956,2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209" calcext:value-type="float">
            <text:p>5209</text:p>
          </table:table-cell>
          <table:table-cell/>
          <table:table-cell table:formula="of:=[.H169]+[.G17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171.79628" calcext:value-type="currency">
            <text:p>$8 171,80</text:p>
          </table:table-cell>
          <table:table-cell table:style-name="ce41" table:formula="of:=[.A170]*budgetjour-[.O170]" office:value-type="currency" office:currency="USD" office:value="8052.20372000001" calcext:value-type="currency">
            <text:p>$8 052,2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209" calcext:value-type="float">
            <text:p>5209</text:p>
          </table:table-cell>
          <table:table-cell/>
          <table:table-cell table:formula="of:=[.H170]+[.G17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171.79628" calcext:value-type="currency">
            <text:p>$8 171,80</text:p>
          </table:table-cell>
          <table:table-cell table:style-name="ce41" table:formula="of:=[.A171]*budgetjour-[.O171]" office:value-type="currency" office:currency="USD" office:value="8148.20372" calcext:value-type="currency">
            <text:p>$8 148,2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209" calcext:value-type="float">
            <text:p>5209</text:p>
          </table:table-cell>
          <table:table-cell/>
          <table:table-cell table:formula="of:=[.H171]+[.G172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171.79628" calcext:value-type="currency">
            <text:p>$8 171,80</text:p>
          </table:table-cell>
          <table:table-cell table:style-name="ce41" table:formula="of:=[.A172]*budgetjour-[.O172]" office:value-type="currency" office:currency="USD" office:value="8244.20372000001" calcext:value-type="currency">
            <text:p>$8 244,2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209" calcext:value-type="float">
            <text:p>5209</text:p>
          </table:table-cell>
          <table:table-cell/>
          <table:table-cell table:formula="of:=[.H172]+[.G173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171.79628" calcext:value-type="currency">
            <text:p>$8 171,80</text:p>
          </table:table-cell>
          <table:table-cell table:style-name="ce41" table:formula="of:=[.A173]*budgetjour-[.O173]" office:value-type="currency" office:currency="USD" office:value="8340.20372000001" calcext:value-type="currency">
            <text:p>$8 340,2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209" calcext:value-type="float">
            <text:p>5209</text:p>
          </table:table-cell>
          <table:table-cell/>
          <table:table-cell table:formula="of:=[.H173]+[.G174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171.79628" calcext:value-type="currency">
            <text:p>$8 171,80</text:p>
          </table:table-cell>
          <table:table-cell table:style-name="ce41" table:formula="of:=[.A174]*budgetjour-[.O174]" office:value-type="currency" office:currency="USD" office:value="8436.20372000001" calcext:value-type="currency">
            <text:p>$8 436,2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209" calcext:value-type="float">
            <text:p>5209</text:p>
          </table:table-cell>
          <table:table-cell/>
          <table:table-cell table:formula="of:=[.H174]+[.G175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171.79628" calcext:value-type="currency">
            <text:p>$8 171,80</text:p>
          </table:table-cell>
          <table:table-cell table:style-name="ce41" table:formula="of:=[.A175]*budgetjour-[.O175]" office:value-type="currency" office:currency="USD" office:value="8532.20372000001" calcext:value-type="currency">
            <text:p>$8 532,2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209" calcext:value-type="float">
            <text:p>5209</text:p>
          </table:table-cell>
          <table:table-cell/>
          <table:table-cell table:formula="of:=[.H175]+[.G176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171.79628" calcext:value-type="currency">
            <text:p>$8 171,80</text:p>
          </table:table-cell>
          <table:table-cell table:style-name="ce41" table:formula="of:=[.A176]*budgetjour-[.O176]" office:value-type="currency" office:currency="USD" office:value="8628.20372000001" calcext:value-type="currency">
            <text:p>$8 628,2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209" calcext:value-type="float">
            <text:p>5209</text:p>
          </table:table-cell>
          <table:table-cell/>
          <table:table-cell table:formula="of:=[.H176]+[.G177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171.79628" calcext:value-type="currency">
            <text:p>$8 171,80</text:p>
          </table:table-cell>
          <table:table-cell table:style-name="ce41" table:formula="of:=[.A177]*budgetjour-[.O177]" office:value-type="currency" office:currency="USD" office:value="8724.20372000001" calcext:value-type="currency">
            <text:p>$8 724,2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209" calcext:value-type="float">
            <text:p>5209</text:p>
          </table:table-cell>
          <table:table-cell/>
          <table:table-cell table:formula="of:=[.H177]+[.G178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171.79628" calcext:value-type="currency">
            <text:p>$8 171,80</text:p>
          </table:table-cell>
          <table:table-cell table:style-name="ce41" table:formula="of:=[.A178]*budgetjour-[.O178]" office:value-type="currency" office:currency="USD" office:value="8820.20372000001" calcext:value-type="currency">
            <text:p>$8 820,2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209" calcext:value-type="float">
            <text:p>5209</text:p>
          </table:table-cell>
          <table:table-cell/>
          <table:table-cell table:formula="of:=[.H178]+[.G179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171.79628" calcext:value-type="currency">
            <text:p>$8 171,80</text:p>
          </table:table-cell>
          <table:table-cell table:style-name="ce41" table:formula="of:=[.A179]*budgetjour-[.O179]" office:value-type="currency" office:currency="USD" office:value="8916.20372000001" calcext:value-type="currency">
            <text:p>$8 916,2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209" calcext:value-type="float">
            <text:p>5209</text:p>
          </table:table-cell>
          <table:table-cell/>
          <table:table-cell table:formula="of:=[.H179]+[.G180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171.79628" calcext:value-type="currency">
            <text:p>$8 171,80</text:p>
          </table:table-cell>
          <table:table-cell table:style-name="ce41" table:formula="of:=[.A180]*budgetjour-[.O180]" office:value-type="currency" office:currency="USD" office:value="9012.20372000001" calcext:value-type="currency">
            <text:p>$9 012,2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209" calcext:value-type="float">
            <text:p>5209</text:p>
          </table:table-cell>
          <table:table-cell/>
          <table:table-cell table:formula="of:=[.H180]+[.G181]" office:value-type="float" office:value="30965" calcext:value-type="float">
            <text:p>30965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171.79628" calcext:value-type="currency">
            <text:p>$8 171,80</text:p>
          </table:table-cell>
          <table:table-cell table:style-name="ce41" table:formula="of:=[.A181]*budgetjour-[.O181]" office:value-type="currency" office:currency="USD" office:value="9108.20372" calcext:value-type="currency">
            <text:p>$9 108,2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33.944172352941" calcext:value-type="currency">
            <text:p>$133,94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table:number-columns-repeated="11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0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10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10]+[.D11]" office:value-type="float" office:value="709" calcext:value-type="float">
            <text:p>709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1]+[.D12]" office:value-type="float" office:value="762" calcext:value-type="float">
            <text:p>762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2]+[.D13]" office:value-type="float" office:value="871" calcext:value-type="float">
            <text:p>871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Halls Creek" calcext:value-type="string">
            <text:p>Halls Creek</text:p>
          </table:table-cell>
          <table:table-cell table:number-columns-repeated="12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float" office:value="0" calcext:value-type="float">
            <text:p>0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5]" office:value-type="float" office:value="1073" calcext:value-type="float">
            <text:p>1073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5]+[.D16]" office:value-type="float" office:value="1158" calcext:value-type="float">
            <text:p>1158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 table:number-columns-repeated="11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table:number-columns-repeated="12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6]+[.D20]" office:value-type="float" office:value="1390" calcext:value-type="float">
            <text:p>1390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string" office:string-value="Willare Bridge" calcext:value-type="string">
            <text:p>Willare Bridge</text:p>
          </table:table-cell>
          <table:table-cell table:number-columns-repeated="12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2]" office:value-type="float" office:value="1557" calcext:value-type="float">
            <text:p>1557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 table:formula="of:=[.E22]/[.G23]" office:value-type="float" office:value="86.5" calcext:value-type="float">
            <text:p>87</text:p>
          </table:table-cell>
          <table:table-cell/>
          <table:table-cell table:formula="of:=SUM([.G4:.G22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-of-week/>
      <number:text> </number:text>
      <number:day/>
      <number:text> </number:text>
      <number:month number:style="long"/>
    </number:date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19:29:17.8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05T12:56:57.022000000</dc:date>
    <meta:editing-duration>P129DT6H34M4S</meta:editing-duration>
    <meta:editing-cycles>342</meta:editing-cycles>
    <meta:document-statistic meta:table-count="3" meta:cell-count="2677" meta:object-count="0"/>
  </office:meta>
</office:document-meta>
</file>